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bitmap" draw:fill-image-name="Empty" draw:textarea-horizontal-align="justify" draw:textarea-vertical-align="middle" draw:auto-grow-height="false"/>
    </style:style>
    <style:style style:name="gr4" style:family="graphic" style:parent-style-name="standard">
      <style:graphic-properties draw:fill="none" draw:fill-color="#004a4a" draw:textarea-horizontal-align="center" draw:textarea-vertical-align="middle"/>
    </style:style>
    <style:style style:name="gr5" style:family="graphic" style:parent-style-name="standard">
      <style:graphic-properties draw:stroke="none" draw:fill="none" draw:fill-color="#000000" draw:textarea-horizontal-align="center" draw:textarea-vertical-align="middle" draw:shadow="hidden"/>
    </style:style>
    <style:style style:name="gr6" style:family="graphic" style:parent-style-name="standard">
      <style:graphic-properties draw:stroke="none" svg:stroke-color="#000000" draw:fill="none" draw:fill-color="#ffffff" fo:min-height="1cm"/>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stroke="none" svg:stroke-color="#000000" draw:fill="none" draw:fill-color="#ffffff" fo:min-height="3cm"/>
    </style:style>
    <style:style style:name="gr9" style:family="graphic" style:parent-style-name="standard">
      <style:graphic-properties draw:stroke="none" svg:stroke-color="#000000" draw:fill="none" draw:fill-color="#ffffff" fo:min-height="2.5cm"/>
    </style:style>
    <style:style style:name="gr10" style:family="graphic" style:parent-style-name="standard">
      <style:graphic-properties draw:stroke="none" svg:stroke-color="#000000" draw:fill="none" draw:fill-color="#ffffff" fo:min-height="4cm"/>
    </style:style>
    <style:style style:name="P1" style:family="paragraph">
      <style:paragraph-properties fo:text-align="center"/>
    </style:style>
    <style:style style:name="P2" style:family="paragraph">
      <style:text-properties fo:font-size="20pt" fo:font-weight="bold" style:font-size-asian="20pt" style:font-weight-asian="bold" style:font-size-complex="20pt" style:font-weight-complex="bold"/>
    </style:style>
    <style:style style:name="P3" style:family="paragraph">
      <style:text-properties fo:font-size="24pt" fo:font-weight="bold" style:font-size-asian="24pt" style:font-weight-asian="bold" style:font-size-complex="24pt" style:font-weight-complex="bold"/>
    </style:style>
    <style:style style:name="P4" style:family="paragraph">
      <style:paragraph-properties fo:text-align="star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22pt" fo:font-style="italic" fo:font-weight="bold" style:font-size-asian="22pt" style:font-style-asian="italic" style:font-weight-asian="bold" style:font-size-complex="22pt" style:font-style-complex="italic" style:font-weight-complex="bold"/>
    </style:style>
    <style:style style:name="T5"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cm" svg:height="1cm" svg:x="2cm" svg:y="2.5cm">
          <text:p text:style-name="P1">Nios</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cm" svg:height="1cm" svg:x="8cm" svg:y="2.5cm">
          <text:p text:style-name="P1">7_seg</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cm" svg:height="1cm" svg:x="14cm" svg:y="2.5cm">
          <text:p text:style-name="P1">I2C_AV_Config</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8cm" svg:height="14.5cm" svg:x="2cm" svg:y="5.5cm">
          <text:p text:style-name="P1">audio_codec</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6.5cm" svg:height="1.5cm" svg:x="12cm" svg:y="5.5cm">
          <text:p text:style-name="P1">lcd_spi</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6.5cm" svg:height="1.5cm" svg:x="2cm" svg:y="22.5cm">
          <text:p text:style-name="P1">adc_spi</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5cm" svg:height="12.5cm" svg:x="12cm" svg:y="9cm">
          <text:p text:style-name="P1">staff</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6.5cm" svg:height="1.5cm" svg:x="2cm" svg:y="25.5cm">
          <text:p text:style-name="P1">reset_delay</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6.5cm" svg:height="1.5cm" svg:x="12cm" svg:y="25.5cm">
          <text:p text:style-name="P1">touch</text:p>
          <draw:enhanced-geometry svg:viewBox="0 0 21600 21600" draw:glue-points="10800 0 0 10800 10800 21600 21600 10800" draw:type="flowchart-process" draw:enhanced-path="M 0 0 L 21600 0 21600 21600 0 21600 0 0 Z N"/>
        </draw:custom-shape>
        <draw:g>
          <draw:polygon draw:style-name="gr4" draw:text-style-name="P1" draw:layer="layout" svg:width="17.499cm" svg:height="23.999cm" svg:x="1.5cm" svg:y="4cm" svg:viewBox="0 0 17500 24000" draw:points="0,24000 0,0 17500,0 17500,24000">
            <text:p/>
          </draw:polygon>
          <draw:polygon draw:style-name="gr5" draw:text-style-name="P1" draw:layer="layout" svg:width="0.382cm" svg:height="0.48cm" svg:x="8.435cm" svg:y="15.498cm" svg:viewBox="0 0 383 481" draw:points="0,324 60,319 62,327 63,335 65,343 68,350 70,357 73,364 77,370 80,376 84,381 89,386 94,391 100,396 106,400 113,404 121,408 129,412 137,415 145,418 154,420 163,422 173,424 182,425 192,425 202,426 211,426 220,425 228,424 236,423 244,422 252,420 259,418 266,415 273,412 279,410 285,406 291,403 296,399 300,395 304,391 308,387 311,382 314,377 316,372 318,367 319,362 321,357 321,352 321,347 321,341 321,336 319,331 318,326 316,322 314,317 311,313 308,309 304,305 300,301 295,297 290,294 285,290 278,287 272,284 264,281 259,279 252,277 233,272 179,259 148,251 123,244 112,240 102,237 94,233 86,230 78,225 70,220 63,215 56,210 50,205 44,199 39,193 35,186 31,180 28,173 25,166 22,159 20,152 19,144 18,136 18,128 18,120 19,111 21,103 23,94 26,86 30,78 34,70 39,62 44,55 50,48 57,42 64,35 72,30 80,25 89,20 99,16 109,12 119,9 130,6 141,4 152,2 164,1 175,0 187,0 200,0 213,1 226,2 238,4 249,7 260,9 271,13 282,17 292,21 301,26 310,31 318,37 325,44 332,50 339,58 344,66 350,74 354,82 358,91 361,100 364,109 366,119 367,129 368,139 307,143 305,132 303,123 300,113 296,105 294,101 291,97 289,93 286,90 283,86 280,83 277,80 273,77 270,75 266,72 262,70 257,68 248,64 238,61 227,58 216,57 203,55 190,55 176,55 163,56 151,58 140,60 130,63 125,65 121,67 117,69 113,71 109,73 106,76 100,81 97,83 94,86 92,89 90,92 88,95 86,98 85,101 83,104 82,108 81,111 80,114 80,118 80,121 80,125 80,131 80,134 81,137 81,140 82,142 83,145 84,148 85,150 87,153 88,155 90,157 92,160 94,162 98,166 101,168 104,170 107,172 111,174 120,178 131,182 144,186 159,191 194,199 230,207 259,215 283,222 292,225 300,229 311,233 320,239 329,244 337,250 344,256 351,262 357,269 363,276 367,283 372,291 375,299 378,307 380,315 382,324 383,333 383,342 383,351 382,360 380,369 377,378 374,386 371,395 366,403 361,412 355,420 349,427 342,434 334,441 326,447 317,453 308,458 298,463 287,467 277,471 265,474 254,476 242,478 230,480 218,481 205,481 189,481 174,480 159,478 145,476 132,474 119,470 107,467 96,462 85,458 75,452 65,446 56,439 48,432 40,424 33,416 26,407 21,398 15,388 11,378 7,368 4,357 2,346 1,335">
            <text:p/>
          </draw:polygon>
          <draw:polygon draw:style-name="gr5" draw:text-style-name="P1" draw:layer="layout" svg:width="0.319cm" svg:height="0.472cm" svg:x="8.863cm" svg:y="15.634cm" svg:viewBox="0 0 320 473" draw:points="31,466 23,412 33,415 42,416 46,417 50,417 54,417 58,418 62,417 67,417 71,417 75,416 79,415 83,414 86,413 89,411 92,410 95,408 98,406 100,404 103,401 105,399 107,396 109,393 111,391 112,388 116,379 121,366 127,351 133,337 0,0 63,0 136,195 143,214 150,233 156,253 162,273 167,254 173,234 179,215 186,197 261,0 320,0 187,343 177,368 168,389 161,406 157,413 154,419 150,425 146,432 142,437 137,443 133,448 128,452 123,456 118,460 113,463 107,465 101,468 95,469 89,471 83,472 76,472 69,473 65,473 60,472 56,472 51,471 46,470 41,469 36,467">
            <text:p/>
          </draw:polygon>
          <draw:polygon draw:style-name="gr5" draw:text-style-name="P1" draw:layer="layout" svg:width="0.282cm" svg:height="0.343cm" svg:x="9.225cm" svg:y="15.626cm" svg:viewBox="0 0 283 344" draw:points="0,344 0,7 53,7 53,55 58,48 63,42 69,36 74,31 80,26 87,21 93,17 100,14 107,11 114,8 122,5 130,3 138,2 146,1 155,0 164,0 172,0 179,1 187,2 194,3 201,4 208,6 215,8 222,11 228,14 234,17 240,20 245,24 250,27 254,31 258,35 262,40 265,44 268,49 270,54 273,59 275,64 277,70 278,76 280,82 281,86 281,91 282,104 283,119 283,137 283,344 224,344 224,139 223,123 223,115 222,109 221,102 220,97 219,92 217,87 215,83 213,79 210,75 207,71 204,68 201,65 197,62 193,59 188,57 183,55 179,53 174,52 168,50 163,50 157,49 152,49 142,49 133,50 125,52 117,55 109,58 101,62 94,67 87,72 83,75 80,79 77,82 75,86 72,91 70,95 68,100 66,106 63,117 61,130 60,145 59,160 59,344">
            <text:p/>
          </draw:polygon>
          <draw:polygon draw:style-name="gr5" draw:text-style-name="P1" draw:layer="layout" svg:width="0.17cm" svg:height="0.457cm" svg:x="9.564cm" svg:y="15.516cm" svg:viewBox="0 0 171 458" draw:points="163,403 171,453 159,456 147,457 136,458 126,458 118,458 111,458 104,457 97,456 91,455 86,453 80,451 76,449 72,446 68,443 64,440 61,437 58,434 55,430 53,427 51,423 50,421 49,418 48,412 46,406 45,398 44,379 43,355 43,161 0,161 0,117 43,117 43,34 103,0 103,117 163,117 163,161 103,161 103,359 103,370 104,379 104,382 105,385 105,388 106,389 106,390 107,392 108,393 109,395 110,396 112,398 113,399 115,400 116,401 118,402 120,403 123,404 125,404 128,405 131,405 134,405 137,405 142,405 149,405 156,404">
            <text:p/>
          </draw:polygon>
          <draw:polygon draw:style-name="gr5" draw:text-style-name="P1" draw:layer="layout" svg:width="0.282cm" svg:height="0.463cm" svg:x="9.787cm" svg:y="15.506cm" svg:viewBox="0 0 283 464" draw:points="0,464 0,0 59,0 59,167 70,156 76,151 81,146 87,142 93,138 100,135 106,132 113,129 119,127 126,125 133,123 141,122 148,121 163,120 173,121 182,121 191,123 199,124 208,126 215,129 223,132 230,135 237,139 243,143 249,148 255,153 259,158 264,164 268,170 271,176 274,183 276,190 278,199 280,208 281,218 282,228 283,239 283,251 283,464 224,464 224,251 223,241 223,231 221,222 219,214 216,207 215,203 213,200 211,197 209,194 207,191 205,189 202,187 200,184 197,182 194,180 191,179 188,177 185,176 182,174 178,173 175,172 167,171 159,170 151,169 144,170 138,170 132,171 126,173 120,175 114,177 108,180 102,183 96,186 91,190 87,194 82,198 78,203 75,208 72,213 69,218 67,224 65,231 63,238 62,245 61,253 60,262 60,271 59,280 59,464">
            <text:p/>
          </draw:polygon>
          <draw:path draw:style-name="gr5" draw:text-style-name="P1" draw:layer="layout" svg:width="0.321cm" svg:height="0.35cm" svg:x="10.139cm" svg:y="15.626cm" svg:viewBox="0 0 322 351" svg:d="m259 236 61 7-4 12-4 12-6 11-6 11-7 9-8 9-9 8-9 8-10 6-11 6-12 5-12 4-13 3-13 2-14 2h-15l-19-1-18-2-16-3-8-3-8-2-8-3-7-4-7-3-7-4-6-5-6-5-6-5-6-5-5-6-6-6-4-7-5-6-4-7-3-7-4-8-3-8-5-16-3-18-2-19-1-20 1-20 2-20 3-18 5-17 7-16 3-7 5-7 4-7 5-7 5-6 5-6 6-6 6-5 6-5 7-5 6-4 7-4 7-3 8-3 7-3 8-2 8-2 8-2 17-2 17-1 17 1 17 2 8 1 7 2 8 3 7 2 7 3 7 4 7 4 6 4 6 4 6 5 6 5 6 6 5 6 5 6 5 6 4 7 4 7 4 7 6 16 5 17 4 17 2 20v20 15h-262l2 13 2 13 3 12 3 11 5 10 2 5 3 4 3 5 3 4 4 4 3 4 8 7 4 3 4 3 4 2 4 3 5 2 4 2 5 2 5 1 5 1 5 1 10 2h11 8l7-1 8-1 7-2 7-2 6-3 7-3 5-4 6-4 5-5 5-6 5-6 5-7 4-8 4-8zm-192-101h196l-1-10-2-10-2-9-3-8-3-8-3-6-4-7-2-3-3-2-3-4-4-4-4-3-4-4-4-3-4-2-5-3-4-2-5-2-5-1-5-2-5-1-5-1-5-1h-11-10l-10 2-9 2-9 2-4 2-5 2-4 2-4 3-7 5-7 6-7 7-3 3-3 4-5 8-4 9-4 9-2 9-2 10z">
            <text:p/>
          </draw:path>
          <draw:polygon draw:style-name="gr5" draw:text-style-name="P1" draw:layer="layout" svg:width="0.29cm" svg:height="0.35cm" svg:x="10.508cm" svg:y="15.626cm" svg:viewBox="0 0 291 351" draw:points="0,242 58,235 60,243 62,251 65,258 68,264 71,271 74,274 76,276 78,279 81,282 83,284 86,286 89,288 92,290 95,292 98,294 106,297 113,300 121,302 130,303 139,304 149,304 159,304 169,303 177,302 185,300 192,298 196,297 199,295 202,294 205,292 208,290 210,288 215,284 219,280 221,278 222,276 224,273 225,271 226,269 227,266 228,264 229,261 229,259 230,256 230,254 230,251 230,248 230,246 230,244 229,242 228,240 228,238 227,236 226,234 225,232 223,230 222,228 220,227 218,225 217,223 215,222 212,221 211,220 209,219 204,216 198,214 191,212 173,207 151,201 121,194 96,187 76,180 68,177 61,174 55,171 49,168 44,164 39,160 34,156 30,152 26,147 23,142 20,137 17,131 15,126 13,120 11,115 10,109 10,103 10,97 10,91 10,86 11,80 12,75 14,70 16,65 18,60 20,55 23,51 26,46 29,42 33,38 37,34 41,30 45,27 50,23 53,21 57,19 61,16 66,14 71,12 76,10 82,9 87,7 93,5 100,4 106,3 112,2 119,1 125,0 132,0 139,0 149,0 159,1 168,2 178,3 186,4 195,6 203,9 211,11 219,14 226,18 232,21 238,25 244,29 249,33 253,37 257,42 261,47 264,53 267,58 270,65 272,71 274,79 276,86 278,94 220,101 218,95 217,89 214,84 212,78 210,76 209,74 207,71 205,69 203,67 201,65 197,61 194,60 192,58 189,56 186,55 180,53 174,51 167,49 159,48 151,47 143,47 133,47 124,48 115,49 108,50 101,52 95,54 92,56 89,57 87,58 84,60 80,63 77,67 75,68 74,70 72,72 71,74 70,76 69,78 69,80 68,82 67,84 67,86 67,88 67,90 67,93 67,96 68,98 69,101 70,103 71,106 72,108 74,110 76,112 78,114 81,117 83,118 86,120 90,122 93,124 97,125 104,127 115,130 149,140 179,147 203,154 223,161 231,164 237,166 243,169 249,172 255,175 260,179 264,183 269,187 273,191 276,196 280,201 283,207 285,212 287,218 289,224 290,231 290,238 291,245 290,252 290,259 288,266 286,272 284,279 281,286 277,292 273,298 269,305 264,310 258,316 252,321 246,325 239,330 231,334 223,337 215,341 207,343 198,346 189,348 179,349 170,350 160,351 150,351 133,351 118,349 103,347 89,344 77,340 66,336 60,333 55,330 50,327 46,324 41,320 37,316 33,312 29,308 22,299 16,289 11,279 7,267 3,255">
            <text:p/>
          </draw:polygon>
          <draw:path draw:style-name="gr5" draw:text-style-name="P1" draw:layer="layout" svg:width="0.058cm" svg:height="0.463cm" svg:x="10.869cm" svg:y="15.506cm" svg:viewBox="0 0 59 464" svg:d="m0 65v-65h59v65zm-59 399v-336h59v336z">
            <text:p/>
          </draw:path>
          <draw:polygon draw:style-name="gr5" draw:text-style-name="P1" draw:layer="layout" svg:width="0.308cm" svg:height="0.336cm" svg:x="10.985cm" svg:y="15.634cm" svg:viewBox="0 0 309 337" draw:points="0,337 0,291 221,44 154,46 13,46 13,0 298,0 298,37 109,251 73,291 111,289 129,288 147,288 309,288 309,337">
            <text:p/>
          </draw:polygon>
          <draw:path draw:style-name="gr5" draw:text-style-name="P1" draw:layer="layout" svg:width="0.321cm" svg:height="0.35cm" svg:x="11.333cm" svg:y="15.626cm" svg:viewBox="0 0 322 351" svg:d="m259 236 61 7-4 12-4 12-6 11-6 11-7 9-8 9-9 8-9 8-10 6-11 6-12 5-12 4-13 3-13 2-14 2h-15l-19-1-18-2-16-3-8-3-8-2-8-3-7-4-7-3-7-4-6-5-6-5-6-5-6-5-5-6-6-6-4-7-5-6-4-7-3-7-4-8-3-8-5-16-3-18-2-19-1-20 1-20 2-20 3-18 5-17 7-16 3-7 5-7 4-7 5-7 5-6 5-6 6-6 6-5 6-5 7-5 6-4 7-4 7-3 8-3 7-3 8-2 8-2 8-2 17-2 17-1 17 1 17 2 8 1 7 2 8 3 7 2 7 3 7 4 7 4 6 4 6 4 6 5 6 5 6 6 5 6 5 6 5 6 4 7 4 7 4 7 6 16 5 17 4 17 2 20v20 15h-262l2 13 2 13 3 12 3 11 5 10 2 5 3 4 3 5 3 4 4 4 3 4 8 7 4 3 4 3 4 2 4 3 5 2 4 2 5 2 5 1 5 1 5 1 10 2h11 8l7-1 8-1 7-2 7-2 6-3 7-3 5-4 6-4 5-5 5-6 5-6 5-7 4-8 4-8zm-192-101h196l-1-10-2-10-2-9-3-8-3-8-3-6-4-7-2-3-3-2-3-4-4-4-4-3-4-4-4-3-4-2-5-3-4-2-5-2-5-1-5-2-5-1-5-1-5-1h-11-10l-10 2-9 2-9 2-4 2-5 2-4 2-4 3-7 5-7 6-7 7-3 3-3 4-5 8-4 9-4 9-2 9-2 10z">
            <text:p/>
          </draw:path>
          <draw:polygon draw:style-name="gr5" draw:text-style-name="P1" draw:layer="layout" svg:width="0.187cm" svg:height="0.343cm" svg:x="11.725cm" svg:y="15.626cm" svg:viewBox="0 0 188 344" draw:points="0,344 0,7 53,7 53,59 58,50 63,42 68,35 72,29 77,24 81,19 86,15 88,13 90,11 95,9 99,6 103,4 108,3 113,2 118,1 123,0 128,0 135,0 143,1 150,3 157,5 165,7 173,10 180,14 188,18 167,70 162,68 157,65 151,64 146,62 141,61 135,60 130,59 125,59 120,59 116,60 111,61 107,62 103,64 99,66 95,68 91,70 87,73 84,77 81,80 78,84 75,88 73,92 71,97 69,102 67,109 65,117 63,125 62,133 61,142 60,150 60,159 59,168 59,344">
            <text:p/>
          </draw:polygon>
        </draw:g>
        <draw:frame draw:style-name="gr6" draw:layer="layout" svg:width="5.5cm" svg:height="1.675cm" svg:x="8.5cm" svg:y="4cm">
          <draw:text-box>
            <text:p>Synthesizer</text:p>
            <text:p/>
          </draw:text-box>
        </draw:frame>
        <draw:custom-shape draw:style-name="gr1" draw:text-style-name="P1" draw:layer="layout" svg:width="4.654cm" svg:height="1.5cm" svg:x="12.423cm" svg:y="9.5cm">
          <text:p text:style-name="P1">Tco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4.654cm" svg:height="1.5cm" svg:x="12.423cm" svg:y="12.5cm">
          <text:p text:style-name="P1">chr_disp_ge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cm" svg:height="4.5cm" svg:x="2.5cm" svg:y="13.5cm">
          <text:p text:style-name="P1">MIDI_keyboard</text:p>
          <text:p text:style-name="P1"/>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7cm" svg:height="1.5cm" svg:x="2.5cm" svg:y="8cm">
          <text:p text:style-name="P1">osc12</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7cm" svg:height="1.5cm" svg:x="2.5cm" svg:y="10cm">
          <text:p text:style-name="P1">pitch_control</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7cm" svg:height="1.5cm" svg:x="2.5cm" svg:y="6cm">
          <text:p text:style-name="P1">env_ge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6cm" svg:height="1.5cm" svg:x="3cm" svg:y="16cm">
          <text:p text:style-name="P1">MIDU_UART</text:p>
          <draw:enhanced-geometry svg:viewBox="0 0 21600 21600" draw:glue-points="10800 0 0 10800 10800 21600 21600 10800" draw:type="flowchart-process" draw:enhanced-path="M 0 0 L 21600 0 21600 21600 0 21600 0 0 Z N"/>
        </draw:custom-shape>
        <draw:frame draw:style-name="gr6" draw:text-style-name="P2" draw:layer="layout" svg:width="5.5cm" svg:height="1.25cm" svg:x="1.5cm" svg:y="1.25cm">
          <draw:text-box>
            <text:p><text:span text:style-name="T1">MiB PM Synth</text:span></text:p>
          </draw:text-box>
        </draw:frame>
      </draw:page>
      <draw:page draw:name="page2" draw:style-name="dp1" draw:master-page-name="Standard">
        <draw:frame draw:style-name="gr7" draw:text-style-name="P3" draw:layer="layout" svg:width="5.5cm" svg:height="1.216cm" svg:x="2cm" svg:y="1.5cm">
          <draw:text-box>
            <text:p text:style-name="P3"><text:span text:style-name="T2">adio_codec</text:span></text:p>
          </draw:text-box>
        </draw:frame>
        <draw:frame draw:style-name="gr8" draw:text-style-name="P1" draw:layer="layout" svg:width="6.5cm" svg:height="3.25cm" svg:x="2.5cm" svg:y="3.75cm">
          <draw:text-box>
            <text:p text:style-name="P1"><text:span text:style-name="T3">Audio signals</text:span></text:p>
            <text:p text:style-name="P4">oAUD_DATA</text:p>
            <text:p text:style-name="P4">oAUD_LRCK</text:p>
            <text:p>0AUD_BCK</text:p>
          </draw:text-box>
        </draw:frame>
        <draw:frame draw:style-name="gr9" draw:layer="layout" svg:width="6cm" svg:height="3.958cm" svg:x="2.5cm" svg:y="8.5cm">
          <draw:text-box>
            <text:p text:style-name="P1"><text:span text:style-name="T3">Clocks</text:span></text:p>
            <text:p>ICLK_16_9</text:p>
            <text:p>TCLK_271_4285</text:p>
            <text:p>Clock_25</text:p>
            <text:p>sys_clk</text:p>
          </draw:text-box>
        </draw:frame>
        <draw:frame draw:style-name="gr10" draw:layer="layout" svg:width="5cm" svg:height="4.25cm" svg:x="2.5cm" svg:y="13cm">
          <draw:text-box>
            <text:p><text:span text:style-name="T4"/></text:p>
            <text:p/>
          </draw:text-box>
        </draw:frame>
        <draw:frame draw:style-name="gr10" draw:layer="layout" svg:width="6.338cm" svg:height="4.687cm" svg:x="2.5cm" svg:y="12.5cm">
          <draw:text-box>
            <text:p text:style-name="P1"><text:span text:style-name="T4">MIDI Signals</text:span></text:p>
            <text:p>midi_rxd</text:p>
            <text:p>key_on</text:p>
            <text:p>key_code</text:p>
            <text:p>voice_free</text:p>
            <text:p/>
          </draw:text-box>
        </draw:frame>
        <draw:frame draw:style-name="gr7" draw:text-style-name="P1" draw:layer="layout" svg:width="4.5cm" svg:height="1.691cm" svg:x="3cm" svg:y="17.5cm">
          <draw:text-box>
            <text:p text:style-name="P1"><text:span text:style-name="T5">Display Data</text:span></text:p>
            <text:p>disp_data</text:p>
          </draw:text-box>
        </draw:frame>
        <draw:frame draw:style-name="gr9" draw:layer="layout" svg:width="4.5cm" svg:height="4.139cm" svg:x="3cm" svg:y="19.5cm">
          <draw:text-box>
            <text:p><text:span text:style-name="T4">Controller</text:span></text:p>
            <text:p><text:span text:style-name="T4">Data</text:span></text:p>
            <text:p>N_ctrl</text:p>
            <text:p>N_synth_num</text:p>
            <text:p>N_synth_dat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a" fo:country="DK"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ichael Brown</meta:initial-creator>
    <meta:creation-date>2011-05-06T00:47:02.24</meta:creation-date>
    <dc:date>2011-05-06T18:33:36.16</dc:date>
    <dc:creator>Michael Brown</dc:creator>
    <meta:editing-duration>PT49M50S</meta:editing-duration>
    <meta:editing-cycles>4</meta:editing-cycles>
    <meta:generator>OpenOffice.org/3.3$Win32 OpenOffice.org_project/330m20$Build-9567</meta:generator>
    <meta:printed-by>Michael Brown</meta:printed-by>
    <meta:print-date>2011-05-06T01:31:25.81</meta:print-date>
    <meta:document-statistic meta:object-count="38"/>
  </office:meta>
</office:document-meta>
</file>